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 style:family="paragraph" style:parent-style-name="Párrafo_20_de_20_lista">
      <style:text-properties fo:color="#ff0000"/>
    </style:style>
    <style:style style:name="P3" style:family="paragraph" style:parent-style-name="Standard" style:master-page-name="MP0">
      <style:paragraph-properties fo:text-align="center"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 style:family="paragraph" style:parent-style-name="Standard" style:list-style-name="L1"/>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fo:font-weight="bold" style:font-weight-asian="bold" style:font-weight-complex="bol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UELLO Y CABEZA</text:p>
      <text:p text:style-name="P1"/>
      <text:list xml:id="list6091237003591376163" text:style-name="L1">
        <text:list-item>
          <text:p text:style-name="P4"><text:span text:style-name="Fuente_20_de_20_párrafo_20_predeter."><text:span text:style-name="T1">Neck: </text:span></text:span>Preferiblemente desde la cámara front. Vamos a hacer los huesos del cuello. Haciendo snap de “V” en el <text:span text:style-name="Fuente_20_de_20_párrafo_20_predeter."><text:span text:style-name="T1">skin_chest_end</text:span></text:span>, creamos el primero y después apretamos shift y que salga recto hasta el inicio de la cabeza. Con Insert Joints tool, añadimos tantos huesos como loops de edges tenga el cuello. Una vez creados, para ponerlos bien centrados en el cuello, será necesario <text:span text:style-name="Fuente_20_de_20_párrafo_20_predeter."><text:span text:style-name="T1">rotar</text:span></text:span> y <text:span text:style-name="Fuente_20_de_20_párrafo_20_predeter."><text:span text:style-name="T1">escalar</text:span></text:span>. <text:span text:style-name="Fuente_20_de_20_párrafo_20_predeter."><text:span text:style-name="T1">No olvidemos hacer freeze en las rotaciones y los scale.</text:span></text:span></text:p>
        </text:list-item>
      </text:list>
      <text:p text:style-name="Standard"/>
      <text:list xml:id="list32406148" text:continue-numbering="true" text:style-name="L1">
        <text:list-item>
          <text:p text:style-name="P4">Renombrar nombre_skin_cn_neck01,02,03 y end.</text:p>
        </text:list-item>
      </text:list>
      <text:p text:style-name="Standard"/>
      <text:list xml:id="list32418628" text:continue-numbering="true" text:style-name="L1">
        <text:list-item>
          <text:p text:style-name="P4"><text:span text:style-name="Fuente_20_de_20_párrafo_20_predeter."><text:span text:style-name="T1">Curvas:</text:span></text:span> Hacer las curvas del cuello en 0,0,0. (Hacer un <text:span text:style-name="Fuente_20_de_20_párrafo_20_predeter."><text:span text:style-name="T1">freeze</text:span></text:span> en caso necesario) Hacer los offset. Con Constrain Parent (<text:span text:style-name="Fuente_20_de_20_párrafo_20_predeter."><text:span text:style-name="T1">y sin mantain offset</text:span></text:span>) de cada skin al offset que toque para llevar los offsets hasta su sitio, y después <text:span text:style-name="Fuente_20_de_20_párrafo_20_predeter."><text:span text:style-name="T1">eliminar los constrains.</text:span></text:span></text:p>
        </text:list-item>
      </text:list>
      <text:p text:style-name="Standard"/>
      <text:list xml:id="list32424390" text:continue-numbering="true" text:style-name="L1">
        <text:list-item>
          <text:p text:style-name="P4">Emparentar en <text:span text:style-name="Fuente_20_de_20_párrafo_20_predeter."><text:span text:style-name="T1">cascada</text:span></text:span> offset1&gt;curva1&gt;offset2&gt;curva2&gt;etc.</text:p>
        </text:list-item>
      </text:list>
      <text:p text:style-name="Standard"/>
      <text:list xml:id="list32405932" text:continue-numbering="true" text:style-name="L1">
        <text:list-item>
          <text:p text:style-name="P4">Seleccionamos cada una de las <text:span text:style-name="Fuente_20_de_20_párrafo_20_predeter."><text:span text:style-name="T1">ac_neck</text:span></text:span> y hacemos un <text:span text:style-name="Fuente_20_de_20_párrafo_20_predeter."><text:span text:style-name="T1">Constrain Parent</text:span></text:span> al <text:span text:style-name="Fuente_20_de_20_párrafo_20_predeter."><text:span text:style-name="T1">skin_neck</text:span></text:span> correlativo. Repetir la acción por cada curva del cuello (del 01 a 01, del 02 a 02, etc etc)</text:p>
        </text:list-item>
      </text:list>
      <text:p text:style-name="Standard"/>
      <text:list xml:id="list32423592" text:continue-numbering="true" text:style-name="L1">
        <text:list-item>
          <text:p text:style-name="P4">Hacer un <text:span text:style-name="Fuente_20_de_20_párrafo_20_predeter."><text:span text:style-name="T1">grupo vacío </text:span></text:span>(Ctrl + G sin tener nada seleccionado) y llamarlo nombre_offset2_cn_neck. Llevarlo con snap de “V” al <text:span text:style-name="Fuente_20_de_20_párrafo_20_predeter."><text:span text:style-name="T1">sk_</text:span></text:span><text:span text:style-name="Fuente_20_de_20_párrafo_20_predeter."><text:span text:style-name="T1">neck_end</text:span></text:span> y emparentarlo con P a la <text:span text:style-name="Fuente_20_de_20_párrafo_20_predeter."><text:span text:style-name="T1">última ac_neck</text:span></text:span></text:p>
        </text:list-item>
      </text:list>
      <text:p text:style-name="Standard"/>
      <text:list xml:id="list32427224" text:continue-numbering="true" text:style-name="L1">
        <text:list-item>
          <text:p text:style-name="P4"><text:span text:style-name="Fuente_20_de_20_párrafo_20_predeter."><text:span text:style-name="T1">Head:</text:span></text:span> Desde la cámara front. Hacer el hueso de la cabeza con snap de “V” desde el neck_end, y con shift hasta el final de la cabeza.</text:p>
        </text:list-item>
      </text:list>
      <text:p text:style-name="Standard"/>
      <text:list xml:id="list32432465" text:continue-numbering="true" text:style-name="L1">
        <text:list-item>
          <text:p text:style-name="P4">Renombrar nombre_skin_cn_head01.</text:p>
        </text:list-item>
      </text:list>
      <text:p text:style-name="Standard"/>
      <text:list xml:id="list32416639" text:continue-numbering="true" text:style-name="L1">
        <text:list-item>
          <text:p text:style-name="P4"><text:span text:style-name="Fuente_20_de_20_párrafo_20_predeter."><text:span text:style-name="T1">Curva:</text:span></text:span> Hacer una curva en 0,0,0 y hacer un offset. Con Constrain Parent <text:span text:style-name="Fuente_20_de_20_párrafo_20_predeter."><text:span text:style-name="T1">sin mantain offset</text:span></text:span> del skin_head al offset_head, y <text:span text:style-name="Fuente_20_de_20_párrafo_20_predeter."><text:span text:style-name="T1">eliminamos el constrain</text:span></text:span>. </text:p>
        </text:list-item>
      </text:list>
      <text:p text:style-name="Párrafo_20_de_20_lista"/>
      <text:list xml:id="list32434200" text:continue-numbering="true" text:style-name="L1">
        <text:list-item>
          <text:p text:style-name="P4">Seleccionamos la <text:span text:style-name="Fuente_20_de_20_párrafo_20_predeter."><text:span text:style-name="T1">ac_head</text:span></text:span>, seleccionamos <text:span text:style-name="Fuente_20_de_20_párrafo_20_predeter."><text:span text:style-name="T1">skin_head</text:span></text:span> y hacemos un <text:span text:style-name="Fuente_20_de_20_párrafo_20_predeter."><text:span text:style-name="T1">Contrain Parent</text:span></text:span>.</text:p>
        </text:list-item>
      </text:list>
      <text:p text:style-name="Standard"/>
      <text:list xml:id="list32414485" text:continue-numbering="true" text:style-name="L1">
        <text:list-item>
          <text:p text:style-name="P4"><text:span text:style-name="Fuente_20_de_20_párrafo_20_predeter."><text:span text:style-name="T2">Seleccionamos </text:span></text:span><text:span text:style-name="Fuente_20_de_20_párrafo_20_predeter."><text:span text:style-name="T3">la última</text:span></text:span><text:span text:style-name="Fuente_20_de_20_párrafo_20_predeter."><text:span text:style-name="T2"> </text:span></text:span><text:span text:style-name="Fuente_20_de_20_párrafo_20_predeter."><text:span text:style-name="T3">ac_neck</text:span></text:span><text:span text:style-name="Fuente_20_de_20_párrafo_20_predeter."><text:span text:style-name="T2">, seleccionamos </text:span></text:span><text:span text:style-name="Fuente_20_de_20_párrafo_20_predeter."><text:span text:style-name="T3">offset_head</text:span></text:span><text:span text:style-name="Fuente_20_de_20_párrafo_20_predeter."><text:span text:style-name="T2"> y hacemos un </text:span></text:span><text:span text:style-name="Fuente_20_de_20_párrafo_20_predeter."><text:span text:style-name="T3">Constrain Orient</text:span></text:span><text:span text:style-name="Fuente_20_de_20_párrafo_20_predeter."><text:span text:style-name="T2">.</text:span></text:span></text:p>
        </text:list-item>
      </text:list>
      <text:p text:style-name="P2"/>
      <text:list xml:id="list32430392" text:continue-numbering="true" text:style-name="L1">
        <text:list-item>
          <text:p text:style-name="P4">Seleccionamos el <text:span text:style-name="Fuente_20_de_20_párrafo_20_predeter."><text:span text:style-name="T1">offset2_neck</text:span></text:span>, seleccionamos <text:span text:style-name="Fuente_20_de_20_párrafo_20_predeter."><text:span text:style-name="T1">offset_head </text:span></text:span>y hacemos un <text:span text:style-name="Fuente_20_de_20_párrafo_20_predeter."><text:span text:style-name="T1">Constrain Point</text:span></text:span>. </text:p>
        </text:list-item>
      </text:list>
      <text:p text:style-name="Párrafo_20_de_20_lista"/>
      <text:list xml:id="list32427316" text:continue-numbering="true" text:style-name="L1">
        <text:list-item>
          <text:p text:style-name="P4">Crear un atributo en la curva en la <text:span text:style-name="Fuente_20_de_20_párrafo_20_predeter."><text:span text:style-name="T1">ac_head</text:span></text:span> (seleccionar la curva y en el Channel Box ir a Edit&gt;Add Attribute) que se llame <text:span text:style-name="Fuente_20_de_20_párrafo_20_predeter."><text:span text:style-name="T1">HeadFollow</text:span></text:span><text:span text:style-name="Fuente_20_de_20_párrafo_20_predeter."><text:span text:style-name="T1"> (es un enum (green=off /blue =on)</text:span></text:span>. Conectar el HeadFollow al Constraint Orient que acabamos de hacerle al offset_head.</text:p>
        </text:list-item>
      </text:list>
      <text:p text:style-name="Standard"/>
      <text:list xml:id="list32410372" text:continue-numbering="true" text:style-name="L1">
        <text:list-item>
          <text:p text:style-name="P4">Seleccionamos la <text:span text:style-name="Fuente_20_de_20_párrafo_20_predeter."><text:span text:style-name="T1">ac_chest</text:span></text:span>, seleccionamos el <text:span text:style-name="Fuente_20_de_20_párrafo_20_predeter."><text:span text:style-name="T1">offset_neck01</text:span></text:span> (es el padre de todo la cascada de curvas del cuello) y le hacemos un <text:span text:style-name="Fuente_20_de_20_párrafo_20_predeter."><text:span text:style-name="T1">Contrain Parent</text:span></text:span>.</text:p>
        </text:list-item>
      </text:list>
      <text:p text:style-name="Standard"/>
      <text:list xml:id="list32429437" text:continue-numbering="true" text:style-name="L1">
        <text:list-item>
          <text:p text:style-name="P4">Agrupar joints, ac, y elem. Y renombrar nombre_grp_head_joinst,ac,elem</text:p>
        </text:list-item>
      </text:list>
      <text:p text:style-name="Standard"/>
      <text:list xml:id="list32421577" text:continue-numbering="true" text:style-name="L1">
        <text:list-item>
          <text:p text:style-name="P4">Agrupar en nombre_grp_head y emparentar a la glob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initial-creator>Dani Rico</meta:initial-creator>
    <meta:creation-date>2019-10-21T08:09:00Z</meta:creation-date>
    <dc:date>2021-11-08T12:19:27.29</dc:date>
    <meta:editing-cycles>8</meta:editing-cycles>
    <meta:editing-duration>PT2H40S</meta:editing-duration>
    <meta:document-statistic meta:table-count="0" meta:image-count="0" meta:object-count="0" meta:page-count="1" meta:paragraph-count="17" meta:word-count="373" meta:character-count="2266"/>
    <meta:template xlink:type="simple" xlink:actuate="onRequest" xlink:title="" xlink:href="Normal"/>
  </office:meta>
</office:document-meta>
</file>